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1">
      <style:table-cell-properties fo:background-color="#ffff99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7" table:default-cell-style-name="ce7"/>
        <table:table-column table:style-name="co3" table:default-cell-style-name="ce8"/>
        <table:table-column table:style-name="co4" table:default-cell-style-name="ce12"/>
        <table:table-column table:style-name="co2" table:default-cell-style-name="Default"/>
        <table:table-column table:style-name="co2" table:default-cell-style-name="ce15"/>
        <table:table-column table:style-name="co4" table:default-cell-style-name="ce12"/>
        <table:table-column table:style-name="co5" table:default-cell-style-name="ce18"/>
        <table:table-column table:style-name="co6" table:default-cell-style-name="ce19"/>
        <table:table-column table:style-name="co6" table:default-cell-style-name="Default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4" table:default-cell-style-name="ce12"/>
        <table:table-column table:style-name="co6" table:default-cell-style-name="ce21"/>
        <table:table-column table:style-name="co2" table:default-cell-style-name="ce26"/>
        <table:table-column table:style-name="co4" table:default-cell-style-name="ce12"/>
        <table:table-column table:style-name="co6" table:default-cell-style-name="ce21"/>
        <table:table-column table:style-name="co7" table:default-cell-style-name="ce24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11"/>
          <table:table-cell table:style-name="ce13" office:value-type="string" calcext:value-type="string">
            <text:p>FP</text:p>
          </table:table-cell>
          <table:table-cell table:style-name="ce14" office:value-type="string" calcext:value-type="string">
            <text:p>FP Final</text:p>
          </table:table-cell>
          <table:table-cell table:style-name="ce11"/>
          <table:table-cell table:style-name="ce16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9" office:value-type="string" calcext:value-type="string">
            <text:p>Final GPA</text:p>
          </table:table-cell>
          <table:table-cell table:style-name="ce11"/>
          <table:table-cell table:style-name="ce20" office:value-type="string" calcext:value-type="string">
            <text:p>Letter Grade</text:p>
          </table:table-cell>
          <table:table-cell table:style-name="ce23" office:value-type="string" calcext:value-type="string">
            <text:p>Numerical Grade</text:p>
          </table:table-cell>
          <table:table-cell table:style-name="ce11"/>
          <table:table-cell table:style-name="ce20" office:value-type="string" calcext:value-type="string">
            <text:p>Letter Grade</text:p>
          </table:table-cell>
          <table:table-cell table:style-name="ce25" office:value-type="string" calcext:value-type="string">
            <text:p>GPA </text:p>
          </table:table-cell>
          <table:table-cell table:style-name="ce11"/>
          <table:table-cell table:style-name="ce20"/>
          <table:table-cell table:style-name="ce23"/>
          <table:table-cell table:style-name="ce13" table:number-columns-repeated="979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2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2] + #REF!2 + #REF!2 + [.L2]" office:value-type="string" office:string-value="" calcext:value-type="error">
            <text:p>#NAME?</text:p>
          </table:table-cell>
          <table:table-cell table:style-name="ce17" table:formula="of:=IF([.N2]&gt;=0.9875;&quot;A+&quot;;  IF([.N2]&gt;=0.94; &quot;A&quot;; IF([.N2]&gt;=0.9; &quot;A-&quot;; IF([.N2]&gt;=0.87; &quot;B+&quot;; IF([.N2]&gt;=0.84;&quot;B&quot;; IF([.N2]&gt;=0.8; &quot;B-&quot;; IF([.N2]&gt;=0.77; &quot;C+&quot;; IF([.N2]&gt;=0.74;&quot;C&quot;; IF([.N2]&gt;=0.7; &quot;C-&quot;; IF([.N2]&gt;=0.67; &quot;D+&quot;; IF([.N2]&gt;=0.64;&quot;D&quot;; IF([.N2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2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yan Cambi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3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3] + #REF!3 + #REF!3 + [.L3]" office:value-type="string" office:string-value="" calcext:value-type="error">
            <text:p>#NAME?</text:p>
          </table:table-cell>
          <table:table-cell table:style-name="ce17" table:formula="of:=IF([.N3]&gt;=0.9875;&quot;A+&quot;;  IF([.N3]&gt;=0.94; &quot;A&quot;; IF([.N3]&gt;=0.9; &quot;A-&quot;; IF([.N3]&gt;=0.87; &quot;B+&quot;; IF([.N3]&gt;=0.84;&quot;B&quot;; IF([.N3]&gt;=0.8; &quot;B-&quot;; IF([.N3]&gt;=0.77; &quot;C+&quot;; IF([.N3]&gt;=0.74;&quot;C&quot;; IF([.N3]&gt;=0.7; &quot;C-&quot;; IF([.N3]&gt;=0.67; &quot;D+&quot;; IF([.N3]&gt;=0.64;&quot;D&quot;; IF([.N3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3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4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4] + #REF!4 + #REF!4 + [.L4]" office:value-type="string" office:string-value="" calcext:value-type="error">
            <text:p>#NAME?</text:p>
          </table:table-cell>
          <table:table-cell table:style-name="ce17" table:formula="of:=IF([.N4]&gt;=0.9875;&quot;A+&quot;;  IF([.N4]&gt;=0.94; &quot;A&quot;; IF([.N4]&gt;=0.9; &quot;A-&quot;; IF([.N4]&gt;=0.87; &quot;B+&quot;; IF([.N4]&gt;=0.84;&quot;B&quot;; IF([.N4]&gt;=0.8; &quot;B-&quot;; IF([.N4]&gt;=0.77; &quot;C+&quot;; IF([.N4]&gt;=0.74;&quot;C&quot;; IF([.N4]&gt;=0.7; &quot;C-&quot;; IF([.N4]&gt;=0.67; &quot;D+&quot;; IF([.N4]&gt;=0.64;&quot;D&quot;; IF([.N4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4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5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5] + #REF!5 + #REF!5 + [.L5]" office:value-type="string" office:string-value="" calcext:value-type="error">
            <text:p>#NAME?</text:p>
          </table:table-cell>
          <table:table-cell table:style-name="ce17" table:formula="of:=IF([.N5]&gt;=0.9875;&quot;A+&quot;;  IF([.N5]&gt;=0.94; &quot;A&quot;; IF([.N5]&gt;=0.9; &quot;A-&quot;; IF([.N5]&gt;=0.87; &quot;B+&quot;; IF([.N5]&gt;=0.84;&quot;B&quot;; IF([.N5]&gt;=0.8; &quot;B-&quot;; IF([.N5]&gt;=0.77; &quot;C+&quot;; IF([.N5]&gt;=0.74;&quot;C&quot;; IF([.N5]&gt;=0.7; &quot;C-&quot;; IF([.N5]&gt;=0.67; &quot;D+&quot;; IF([.N5]&gt;=0.64;&quot;D&quot;; IF([.N5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5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oranny Jaime Abre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table:style-name="ce2" office:value-type="string" calcext:value-type="string">
            <text:p>Mackenzie Jorda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7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7] + #REF!7 + #REF!7 + [.L7]" office:value-type="string" office:string-value="" calcext:value-type="error">
            <text:p>#NAME?</text:p>
          </table:table-cell>
          <table:table-cell table:style-name="ce17" table:formula="of:=IF([.N7]&gt;=0.9875;&quot;A+&quot;;  IF([.N7]&gt;=0.94; &quot;A&quot;; IF([.N7]&gt;=0.9; &quot;A-&quot;; IF([.N7]&gt;=0.87; &quot;B+&quot;; IF([.N7]&gt;=0.84;&quot;B&quot;; IF([.N7]&gt;=0.8; &quot;B-&quot;; IF([.N7]&gt;=0.77; &quot;C+&quot;; IF([.N7]&gt;=0.74;&quot;C&quot;; IF([.N7]&gt;=0.7; &quot;C-&quot;; IF([.N7]&gt;=0.67; &quot;D+&quot;; IF([.N7]&gt;=0.64;&quot;D&quot;; IF([.N7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7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8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8] + #REF!8 + #REF!8 + [.L8]" office:value-type="string" office:string-value="" calcext:value-type="error">
            <text:p>#NAME?</text:p>
          </table:table-cell>
          <table:table-cell table:style-name="ce17" table:formula="of:=IF([.N8]&gt;=0.9875;&quot;A+&quot;;  IF([.N8]&gt;=0.94; &quot;A&quot;; IF([.N8]&gt;=0.9; &quot;A-&quot;; IF([.N8]&gt;=0.87; &quot;B+&quot;; IF([.N8]&gt;=0.84;&quot;B&quot;; IF([.N8]&gt;=0.8; &quot;B-&quot;; IF([.N8]&gt;=0.77; &quot;C+&quot;; IF([.N8]&gt;=0.74;&quot;C&quot;; IF([.N8]&gt;=0.7; &quot;C-&quot;; IF([.N8]&gt;=0.67; &quot;D+&quot;; IF([.N8]&gt;=0.64;&quot;D&quot;; IF([.N8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8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ra King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9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9] + #REF!9 + #REF!9 + [.L9]" office:value-type="string" office:string-value="" calcext:value-type="error">
            <text:p>#NAME?</text:p>
          </table:table-cell>
          <table:table-cell table:style-name="ce17" table:formula="of:=IF([.N9]&gt;=0.9875;&quot;A+&quot;;  IF([.N9]&gt;=0.94; &quot;A&quot;; IF([.N9]&gt;=0.9; &quot;A-&quot;; IF([.N9]&gt;=0.87; &quot;B+&quot;; IF([.N9]&gt;=0.84;&quot;B&quot;; IF([.N9]&gt;=0.8; &quot;B-&quot;; IF([.N9]&gt;=0.77; &quot;C+&quot;; IF([.N9]&gt;=0.74;&quot;C&quot;; IF([.N9]&gt;=0.7; &quot;C-&quot;; IF([.N9]&gt;=0.67; &quot;D+&quot;; IF([.N9]&gt;=0.64;&quot;D&quot;; IF([.N9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9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3" office:value-type="string" calcext:value-type="string">
            <text:p>Cody Kinneer</text:p>
          </table:table-cell>
          <table:table-cell table:number-columns-repeated="7"/>
          <table:table-cell table:style-name="ce9"/>
          <table:table-cell/>
          <table:table-cell table:style-name="ce7"/>
          <table:table-cell table:style-name="ce9" table:formula="of:=VLOOKUP([.K10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0] + #REF!10 + #REF!10 + [.L10]" office:value-type="string" office:string-value="" calcext:value-type="error">
            <text:p>#NAME?</text:p>
          </table:table-cell>
          <table:table-cell table:style-name="ce17" table:formula="of:=IF([.N10]&gt;=0.9875;&quot;A+&quot;;  IF([.N10]&gt;=0.94; &quot;A&quot;; IF([.N10]&gt;=0.9; &quot;A-&quot;; IF([.N10]&gt;=0.87; &quot;B+&quot;; IF([.N10]&gt;=0.84;&quot;B&quot;; IF([.N10]&gt;=0.8; &quot;B-&quot;; IF([.N10]&gt;=0.77; &quot;C+&quot;; IF([.N10]&gt;=0.74;&quot;C&quot;; IF([.N10]&gt;=0.7; &quot;C-&quot;; IF([.N10]&gt;=0.67; &quot;D+&quot;; IF([.N10]&gt;=0.64;&quot;D&quot;; IF([.N10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0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11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1] + #REF!11 + #REF!11 + [.L11]" office:value-type="string" office:string-value="" calcext:value-type="error">
            <text:p>#NAME?</text:p>
          </table:table-cell>
          <table:table-cell table:style-name="ce17" table:formula="of:=IF([.N11]&gt;=0.9875;&quot;A+&quot;;  IF([.N11]&gt;=0.94; &quot;A&quot;; IF([.N11]&gt;=0.9; &quot;A-&quot;; IF([.N11]&gt;=0.87; &quot;B+&quot;; IF([.N11]&gt;=0.84;&quot;B&quot;; IF([.N11]&gt;=0.8; &quot;B-&quot;; IF([.N11]&gt;=0.77; &quot;C+&quot;; IF([.N11]&gt;=0.74;&quot;C&quot;; IF([.N11]&gt;=0.7; &quot;C-&quot;; IF([.N11]&gt;=0.67; &quot;D+&quot;; IF([.N11]&gt;=0.64;&quot;D&quot;; IF([.N11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1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Ligouri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12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2] + #REF!12 + #REF!12 + [.L12]" office:value-type="string" office:string-value="" calcext:value-type="error">
            <text:p>#NAME?</text:p>
          </table:table-cell>
          <table:table-cell table:style-name="ce17" table:formula="of:=IF([.N12]&gt;=0.9875;&quot;A+&quot;;  IF([.N12]&gt;=0.94; &quot;A&quot;; IF([.N12]&gt;=0.9; &quot;A-&quot;; IF([.N12]&gt;=0.87; &quot;B+&quot;; IF([.N12]&gt;=0.84;&quot;B&quot;; IF([.N12]&gt;=0.8; &quot;B-&quot;; IF([.N12]&gt;=0.77; &quot;C+&quot;; IF([.N12]&gt;=0.74;&quot;C&quot;; IF([.N12]&gt;=0.7; &quot;C-&quot;; IF([.N12]&gt;=0.67; &quot;D+&quot;; IF([.N12]&gt;=0.64;&quot;D&quot;; IF([.N12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2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tephen Milcar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13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3] + #REF!13 + #REF!13 + [.L13]" office:value-type="string" office:string-value="" calcext:value-type="error">
            <text:p>#NAME?</text:p>
          </table:table-cell>
          <table:table-cell table:style-name="ce17" table:formula="of:=IF([.N13]&gt;=0.9875;&quot;A+&quot;;  IF([.N13]&gt;=0.94; &quot;A&quot;; IF([.N13]&gt;=0.9; &quot;A-&quot;; IF([.N13]&gt;=0.87; &quot;B+&quot;; IF([.N13]&gt;=0.84;&quot;B&quot;; IF([.N13]&gt;=0.8; &quot;B-&quot;; IF([.N13]&gt;=0.77; &quot;C+&quot;; IF([.N13]&gt;=0.74;&quot;C&quot;; IF([.N13]&gt;=0.7; &quot;C-&quot;; IF([.N13]&gt;=0.67; &quot;D+&quot;; IF([.N13]&gt;=0.64;&quot;D&quot;; IF([.N13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3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Daniel Ocampo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14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4] + #REF!14 + #REF!14 + [.L14]" office:value-type="string" office:string-value="" calcext:value-type="error">
            <text:p>#NAME?</text:p>
          </table:table-cell>
          <table:table-cell table:style-name="ce17" table:formula="of:=IF([.N14]&gt;=0.9875;&quot;A+&quot;;  IF([.N14]&gt;=0.94; &quot;A&quot;; IF([.N14]&gt;=0.9; &quot;A-&quot;; IF([.N14]&gt;=0.87; &quot;B+&quot;; IF([.N14]&gt;=0.84;&quot;B&quot;; IF([.N14]&gt;=0.8; &quot;B-&quot;; IF([.N14]&gt;=0.77; &quot;C+&quot;; IF([.N14]&gt;=0.74;&quot;C&quot;; IF([.N14]&gt;=0.7; &quot;C-&quot;; IF([.N14]&gt;=0.67; &quot;D+&quot;; IF([.N14]&gt;=0.64;&quot;D&quot;; IF([.N14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4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den P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15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5] + #REF!15 + #REF!15 + [.L15]" office:value-type="string" office:string-value="" calcext:value-type="error">
            <text:p>#NAME?</text:p>
          </table:table-cell>
          <table:table-cell table:style-name="ce17" table:formula="of:=IF([.N15]&gt;=0.9875;&quot;A+&quot;;  IF([.N15]&gt;=0.94; &quot;A&quot;; IF([.N15]&gt;=0.9; &quot;A-&quot;; IF([.N15]&gt;=0.87; &quot;B+&quot;; IF([.N15]&gt;=0.84;&quot;B&quot;; IF([.N15]&gt;=0.8; &quot;B-&quot;; IF([.N15]&gt;=0.77; &quot;C+&quot;; IF([.N15]&gt;=0.74;&quot;C&quot;; IF([.N15]&gt;=0.7; &quot;C-&quot;; IF([.N15]&gt;=0.67; &quot;D+&quot;; IF([.N15]&gt;=0.64;&quot;D&quot;; IF([.N15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5]; [.$U$2:.$V$15]; 2; 0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16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6] + #REF!16 + #REF!16 + [.L16]" office:value-type="string" office:string-value="" calcext:value-type="error">
            <text:p>#NAME?</text:p>
          </table:table-cell>
          <table:table-cell table:style-name="ce17" table:formula="of:=IF([.N16]&gt;=0.9875;&quot;A+&quot;;  IF([.N16]&gt;=0.94; &quot;A&quot;; IF([.N16]&gt;=0.9; &quot;A-&quot;; IF([.N16]&gt;=0.87; &quot;B+&quot;; IF([.N16]&gt;=0.84;&quot;B&quot;; IF([.N16]&gt;=0.8; &quot;B-&quot;; IF([.N16]&gt;=0.77; &quot;C+&quot;; IF([.N16]&gt;=0.74;&quot;C&quot;; IF([.N16]&gt;=0.7; &quot;C-&quot;; IF([.N16]&gt;=0.67; &quot;D+&quot;; IF([.N16]&gt;=0.64;&quot;D&quot;; IF([.N16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6]; [.$U$2:.$V$15]; 2; 0)" office:value-type="string" office:string-value="" calcext:value-type="error">
            <text:p>#NAME?</text:p>
          </table:table-cell>
          <table:table-cell/>
          <table:table-cell table:style-name="ce22"/>
          <table:table-cell table:style-name="ce12"/>
          <table:table-cell/>
          <table:table-cell table:style-name="ce22"/>
          <table:table-cell table:style-name="ce27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Dillan Smith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17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7] + #REF!17 + #REF!17 + [.L17]" office:value-type="string" office:string-value="" calcext:value-type="error">
            <text:p>#NAME?</text:p>
          </table:table-cell>
          <table:table-cell table:style-name="ce17" table:formula="of:=IF([.N17]&gt;=0.9875;&quot;A+&quot;;  IF([.N17]&gt;=0.94; &quot;A&quot;; IF([.N17]&gt;=0.9; &quot;A-&quot;; IF([.N17]&gt;=0.87; &quot;B+&quot;; IF([.N17]&gt;=0.84;&quot;B&quot;; IF([.N17]&gt;=0.8; &quot;B-&quot;; IF([.N17]&gt;=0.77; &quot;C+&quot;; IF([.N17]&gt;=0.74;&quot;C&quot;; IF([.N17]&gt;=0.7; &quot;C-&quot;; IF([.N17]&gt;=0.67; &quot;D+&quot;; IF([.N17]&gt;=0.64;&quot;D&quot;; IF([.N17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7]; [.$U$2:.$V$15]; 2; 0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table:style-name="ce5" office:value-type="string" calcext:value-type="string">
            <text:p>Luke Smith</text:p>
          </table:table-cell>
          <table:table-cell table:number-columns-repeated="7"/>
          <table:table-cell table:style-name="ce9"/>
          <table:table-cell/>
          <table:table-cell table:style-name="ce7"/>
          <table:table-cell table:style-name="ce9" table:formula="of:=VLOOKUP([.K18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8] + #REF!18 + #REF!18 + [.L18]" office:value-type="string" office:string-value="" calcext:value-type="error">
            <text:p>#NAME?</text:p>
          </table:table-cell>
          <table:table-cell table:style-name="ce17" table:formula="of:=IF([.N18]&gt;=0.9875;&quot;A+&quot;;  IF([.N18]&gt;=0.94; &quot;A&quot;; IF([.N18]&gt;=0.9; &quot;A-&quot;; IF([.N18]&gt;=0.87; &quot;B+&quot;; IF([.N18]&gt;=0.84;&quot;B&quot;; IF([.N18]&gt;=0.8; &quot;B-&quot;; IF([.N18]&gt;=0.77; &quot;C+&quot;; IF([.N18]&gt;=0.74;&quot;C&quot;; IF([.N18]&gt;=0.7; &quot;C-&quot;; IF([.N18]&gt;=0.67; &quot;D+&quot;; IF([.N18]&gt;=0.64;&quot;D&quot;; IF([.N18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8]; [.$U$2:.$V$15]; 2; 0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yan Spartz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19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19] + #REF!19 + #REF!19 + [.L19]" office:value-type="string" office:string-value="" calcext:value-type="error">
            <text:p>#NAME?</text:p>
          </table:table-cell>
          <table:table-cell table:style-name="ce17" table:formula="of:=IF([.N19]&gt;=0.9875;&quot;A+&quot;;  IF([.N19]&gt;=0.94; &quot;A&quot;; IF([.N19]&gt;=0.9; &quot;A-&quot;; IF([.N19]&gt;=0.87; &quot;B+&quot;; IF([.N19]&gt;=0.84;&quot;B&quot;; IF([.N19]&gt;=0.8; &quot;B-&quot;; IF([.N19]&gt;=0.77; &quot;C+&quot;; IF([.N19]&gt;=0.74;&quot;C&quot;; IF([.N19]&gt;=0.7; &quot;C-&quot;; IF([.N19]&gt;=0.67; &quot;D+&quot;; IF([.N19]&gt;=0.64;&quot;D&quot;; IF([.N19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19]; [.$U$2:.$V$15]; 2; 0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/>
          <table:table-cell/>
          <table:table-cell table:style-name="ce16"/>
          <table:table-cell table:style-name="ce17"/>
          <table:table-cell table:style-name="ce19"/>
          <table:table-cell table:number-columns-repeated="988"/>
        </table:table-row>
        <table:table-row table:style-name="ro1">
          <table:table-cell office:value-type="string" calcext:value-type="string">
            <text:p>Shu Yi Tang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21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21] + #REF!20 + #REF!20 + [.L21]" office:value-type="string" office:string-value="" calcext:value-type="error">
            <text:p>#NAME?</text:p>
          </table:table-cell>
          <table:table-cell table:style-name="ce17" table:formula="of:=IF([.N21]&gt;=0.9875;&quot;A+&quot;;  IF([.N21]&gt;=0.94; &quot;A&quot;; IF([.N21]&gt;=0.9; &quot;A-&quot;; IF([.N21]&gt;=0.87; &quot;B+&quot;; IF([.N21]&gt;=0.84;&quot;B&quot;; IF([.N21]&gt;=0.8; &quot;B-&quot;; IF([.N21]&gt;=0.77; &quot;C+&quot;; IF([.N21]&gt;=0.74;&quot;C&quot;; IF([.N21]&gt;=0.7; &quot;C-&quot;; IF([.N21]&gt;=0.67; &quot;D+&quot;; IF([.N21]&gt;=0.64;&quot;D&quot;; IF([.N21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21]; [.$U$2:.$V$15]; 2; 0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22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22] + #REF!21 + #REF!21 + [.L22]" office:value-type="string" office:string-value="" calcext:value-type="error">
            <text:p>#NAME?</text:p>
          </table:table-cell>
          <table:table-cell table:style-name="ce17" table:formula="of:=IF([.N22]&gt;=0.9875;&quot;A+&quot;;  IF([.N22]&gt;=0.94; &quot;A&quot;; IF([.N22]&gt;=0.9; &quot;A-&quot;; IF([.N22]&gt;=0.87; &quot;B+&quot;; IF([.N22]&gt;=0.84;&quot;B&quot;; IF([.N22]&gt;=0.8; &quot;B-&quot;; IF([.N22]&gt;=0.77; &quot;C+&quot;; IF([.N22]&gt;=0.74;&quot;C&quot;; IF([.N22]&gt;=0.7; &quot;C-&quot;; IF([.N22]&gt;=0.67; &quot;D+&quot;; IF([.N22]&gt;=0.64;&quot;D&quot;; IF([.N22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22]; [.$U$2:.$V$15]; 2; 0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Everett Wolff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9"/>
          <table:table-cell/>
          <table:table-cell table:style-name="ce7"/>
          <table:table-cell table:style-name="ce9" table:formula="of:=VLOOKUP([.K23]; [.$R$2:.$S$15]; 2; 0)/100*0.15" office:value-type="string" office:string-value="" calcext:value-type="error">
            <text:p>#N/A</text:p>
          </table:table-cell>
          <table:table-cell/>
          <table:table-cell table:style-name="ce16" table:formula="of:=[.I23] + #REF!22 + #REF!22 + [.L23]" office:value-type="string" office:string-value="" calcext:value-type="error">
            <text:p>#NAME?</text:p>
          </table:table-cell>
          <table:table-cell table:style-name="ce17" table:formula="of:=IF([.N23]&gt;=0.9875;&quot;A+&quot;;  IF([.N23]&gt;=0.94; &quot;A&quot;; IF([.N23]&gt;=0.9; &quot;A-&quot;; IF([.N23]&gt;=0.87; &quot;B+&quot;; IF([.N23]&gt;=0.84;&quot;B&quot;; IF([.N23]&gt;=0.8; &quot;B-&quot;; IF([.N23]&gt;=0.77; &quot;C+&quot;; IF([.N23]&gt;=0.74;&quot;C&quot;; IF([.N23]&gt;=0.7; &quot;C-&quot;; IF([.N23]&gt;=0.67; &quot;D+&quot;; IF([.N23]&gt;=0.64;&quot;D&quot;; IF([.N23]&gt;=0.6; &quot;D-&quot;; &quot;F&quot;))))))))))))" office:value-type="string" office:string-value="" calcext:value-type="error">
            <text:p>#NAME?</text:p>
          </table:table-cell>
          <table:table-cell table:style-name="ce19" table:formula="of:=VLOOKUP([.O23]; [.$U$2:.$V$15]; 2; 0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/>
          <table:table-cell table:number-columns-repeated="4"/>
          <table:table-cell table:style-name="ce17" table:formula="of:=AVERAGE([.N2:.N19])" office:value-type="string" office:string-value="" calcext:value-type="error">
            <text:p>#NAME?</text:p>
          </table:table-cell>
          <table:table-cell table:style-name="ce15"/>
          <table:table-cell table:style-name="ce17" table:formula="of:=AVERAGE([.P2:.P19]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 table:number-rows-repeated="6">
          <table:table-cell table:number-columns-repeated="8"/>
          <table:table-cell table:style-name="ce10"/>
          <table:table-cell table:number-columns-repeated="995"/>
        </table:table-row>
        <table:table-row table:style-name="ro1" table:number-rows-repeated="1048545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13:07:19.552838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0-07T16:56:01.513579595</dc:date>
    <dc:creator>Gregory Kapfhammer</dc:creator>
    <meta:editing-duration>P7DT1H53M22S</meta:editing-duration>
    <meta:editing-cycles>20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14" meta:object-count="0"/>
  </office:meta>
</office:document-meta>
</file>